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Heading_20_1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Heading_20_2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Preformatted_20_Text">
      <style:paragraph-properties fo:text-align="start" style:justify-single-word="false"/>
      <style:text-properties fo:color="#a9b7c6" style:font-name="JetBrains Mono" fo:font-size="12pt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color="#a9b7c6" style:font-name="JetBrains Mono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fo:background-color="#232525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cc7832" style:font-name="JetBrains Mono" fo:font-style="normal" style:font-style-asian="normal" style:font-style-complex="normal"/>
    </style:style>
    <style:style style:name="T12" style:family="text">
      <style:text-properties fo:color="#cc7832" style:font-name="JetBrains Mono" fo:background-color="#232525"/>
    </style:style>
    <style:style style:name="T13" style:family="text">
      <style:text-properties fo:color="#cc7832" fo:font-style="normal" fo:font-weight="normal" fo:background-color="#232525" style:font-style-asian="normal" style:font-weight-asian="normal" style:font-style-complex="normal" style:font-weight-complex="normal"/>
    </style:style>
    <style:style style:name="T14" style:family="text">
      <style:text-properties fo:color="#cc7832" fo:background-color="#232525"/>
    </style:style>
    <style:style style:name="T15" style:family="text">
      <style:text-properties fo:color="#cc7832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6a8759" style:font-name="JetBrains Mono" fo:font-style="normal" style:font-style-asian="normal" style:font-style-complex="normal"/>
    </style:style>
    <style:style style:name="T17" style:family="text">
      <style:text-properties fo:color="#6a8759" style:font-name="JetBrains Mono" fo:background-color="#232525"/>
    </style:style>
    <style:style style:name="T18" style:family="text">
      <style:text-properties fo:color="#6a8759" fo:font-style="normal" fo:font-weight="normal" fo:background-color="#232525" style:font-style-asian="normal" style:font-weight-asian="normal" style:font-style-complex="normal" style:font-weight-complex="normal"/>
    </style:style>
    <style:style style:name="T19" style:family="text">
      <style:text-properties fo:color="#6a8759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a9b7c6" style:font-name="JetBrains Mono" fo:font-style="normal" style:font-style-asian="normal" style:font-style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background-color="#232525"/>
    </style:style>
    <style:style style:name="T23" style:family="text">
      <style:text-properties fo:color="#9876aa" fo:font-style="normal" fo:font-weight="normal" fo:background-color="#232525" style:font-style-asian="normal" style:font-weight-asian="normal" style:font-style-complex="normal" style:font-weight-complex="normal"/>
    </style:style>
    <style:style style:name="T24" style:family="text">
      <style:text-properties fo:color="#9876aa" style:font-name="JetBrains Mono" fo:background-color="#232525"/>
    </style:style>
    <style:style style:name="T25" style:family="text">
      <style:text-properties style:font-name="JetBrains Mono" fo:background-color="#232525"/>
    </style:style>
    <style:style style:name="T26" style:family="text">
      <style:text-properties fo:color="#ffc66d" style:font-name="JetBrains Mono" fo:background-color="#232525"/>
    </style:style>
    <style:style style:name="T27" style:family="text">
      <style:text-properties fo:color="#ffc66d" fo:font-style="normal" fo:font-weight="normal" fo:background-color="#232525" style:font-style-asian="normal" style:font-weight-asian="normal" style:font-style-complex="normal" style:font-weight-complex="normal"/>
    </style:style>
    <style:style style:name="T28" style:family="text">
      <style:text-properties fo:color="#ffc66d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808080" fo:font-style="normal" fo:font-weight="normal" fo:background-color="#232525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3 – Database access</text:p>
      <text:p text:style-name="Subtitle">9 - Setup a Database Connection</text:p>
      <text:p text:style-name="Text_20_body">Create database: </text:p>
      <text:p text:style-name="Text_20_body">mysql -u root</text:p>
      <text:p text:style-name="Text_20_body">create database <text:span text:style-name="T1">name</text:span></text:p>
      <text:p text:style-name="Title">Section 7 – Eloquent</text:p>
      <text:p text:style-name="Subtitle">29 – Basic Eloquent Relationships</text:p>
      <text:p text:style-name="Text_20_body">Basic relationships:</text:p>
      <text:p text:style-name="Text_20_body">hasMany 1 – n</text:p>
      <text:p text:style-name="Text_20_body">hasOne 1 – 1</text:p>
      <text:p text:style-name="Text_20_body">belongsTo 1 – n</text:p>
      <text:p text:style-name="Text_20_body">belongToMany n – m</text:p>
      <text:p text:style-name="Text_20_body"/>
      <text:p text:style-name="Text_20_body">Declare a relationship: <text:span text:style-name="T7">@29 #relationship</text:span></text:p>
      <text:p text:style-name="Text_20_body">Use the relationship: $user→articles // Note, no paranthesis here</text:p>
      <text:p text:style-name="Text_20_body"/>
      <text:p text:style-name="Subtitle">30 – Understanding foreign keys and Database factories</text:p>
      <text:p text:style-name="P1">Factories</text:p>
      <text:p text:style-name="Text_20_body">Create a factory: php artisan make:factory ArticleFactory -m “App\Article”</text:p>
      <text:p text:style-name="Text_20_body">An example of a User factory: <text:span text:style-name="T7">@30 #factory</text:span></text:p>
      <text:p text:style-name="Text_20_body">Create a dummy for user in database: </text:p>
      <text:p text:style-name="Text_20_body">factory(App\User::class, <text:span text:style-name="T1">number of dummies)→</text:span><text:span text:style-name="T2">create(</text:span><text:span text:style-name="T2">[“title”=&gt;”will be overwritten”]</text:span><text:span text:style-name="T2">)</text:span><text:span text:style-name="T1">;</text:span></text:p>
      <text:p text:style-name="Text_20_body">Generate dummy data from faker: <text:span text:style-name="T7">@30 #factory #faker #testing</text:span></text:p>
      <text:p text:style-name="Text_20_body">$faker→sentence()</text:p>
      <text:p text:style-name="Text_20_body">$faker→factory(\App\User::class) // Will create a User and give the primary key. <text:s/></text:p>
      <text:p text:style-name="Text_20_body"/>
      <text:p text:style-name="P1">Foreign keys</text:p>
      <text:p text:style-name="P3">Add foreign key: <text:span text:style-name="T7">@30 #foreignkey</text:span></text:p>
      <text:p text:style-name="P3"><text:soft-page-break/></text:p>
      <text:p text:style-name="Subtitle">31 – Many to many Relationships with linking tables</text:p>
      <text:p text:style-name="P1">Creating linking table <text:span text:style-name="T7">@31 #manytomany</text:span></text:p>
      <text:p text:style-name="Text_20_body">For example in the same migration as one of the relatives, Schema::create …</text:p>
      <text:p text:style-name="Text_20_body">Name the table like “article_tag”. Follow <text:span text:style-name="T6">alphabetic</text:span> order.</text:p>
      <text:p text:style-name="Text_20_body">Add a unique, $table→unique([“article_id”, “tag_id”); → </text:p>
      <text:p text:style-name="Text_20_body"><text:tab/>Defines that the combination of those has to be unique<text:span text:style-name="T8">.</text:span></text:p>
      <text:p text:style-name="P4"/>
      <text:p text:style-name="P2">Add foreign key <text:span text:style-name="T7">@31 #foreignkey </text:span><text:span text:style-name="T7">#dropforeignkey</text:span></text:p>
      <text:p text:style-name="P4">$table→foreign(“article_id”)→references(“id”)→on(“articles”)-&gt;onDelete(“cascade”);</text:p>
      <text:p text:style-name="P4">$table→foreign(“tag_id”)→references(“id”)→on(“tags”)→onDelete(“cascade”);</text:p>
      <text:p text:style-name="Text_20_body"><text:span text:style-name="T8">r</text:span><text:span text:style-name="T8">ollback:</text:span></text:p>
      <text:p text:style-name="P4">$table→dropForeign(“article_tag_article_id_foreign”);</text:p>
      <text:p text:style-name="P4">$table-&gt;dropForeign(“article_tag_tag_id_foreign”);</text:p>
      <text:p text:style-name="P4"/>
      <text:p text:style-name="P4"/>
      <text:p text:style-name="Text_20_body"><text:span text:style-name="T8">p</text:span><text:span text:style-name="T8">luck: </text:span></text:p>
      <text:p text:style-name="P4">Simplify the output of a query to a specific property</text:p>
      <text:p text:style-name="Text_20_body"><text:span text:style-name="T8">$article→tags→pluck(“name”) // </text:span><text:span text:style-name="T8">Will give only the names of the tags</text:span></text:p>
      <text:p text:style-name="P4"/>
      <text:p text:style-name="P1"><text:span text:style-name="T8">R</text:span><text:span text:style-name="T8">etrieve items</text:span></text:p>
      <text:p text:style-name="P4">A specific one: \App\Article::find(<text:span text:style-name="T1">id</text:span>);</text:p>
      <text:p text:style-name="P4">First: \App\Article::first();</text:p>
      <text:p text:style-name="P4"/>
      <text:p text:style-name="Subtitle">32 – Display all tags under each article</text:p>
      <text:p text:style-name="Text_20_body">Two methods: controller gibt die nötige View wieder zu der Anfrage oder query parameter in der URL.</text:p>
      <text:p text:style-name="Text_20_body">Query Parameter in der URL: @31 #queryurl</text:p>
      <text:p text:style-name="Text_20_body"/>
      <text:p text:style-name="Text_20_body">forelse: @31 #forelse</text:p>
      <text:p text:style-name="Text_20_body">foreach loop mit einem else für den Fall, dass das iterationsobjekt leer ist.</text:p>
      <text:p text:style-name="Text_20_body"><text:soft-page-break/></text:p>
      <text:p text:style-name="Subtitle">33 – Attach and Validate Many-to-Many relationships</text:p>
      <text:p text:style-name="Text_20_body">Name of the html-elements will be mirrored in the request!</text:p>
      <text:p text:style-name="Text_20_body">Attach tags to an article: $article→tags()→attach(t<text:span text:style-name="T1">ag </text:span><text:span text:style-name="T1">or array of tags</text:span>); @32 #attach</text:p>
      <text:p text:style-name="P1">validating an array of objects</text:p>
      <text:p text:style-name="P3">In request validation, “tags” =&gt; “exists:tags, id” // Check if the tag with the given id exists in tags table @32 #validation #many #array #tags</text:p>
      <text:h text:style-name="P6" text:outline-level="1">Section 8 – Authentication (laravel_practice2)</text:h>
      <text:h text:style-name="P8" text:outline-level="2">34 – Building a Registration System in Mere Minutes</text:h>
      <text:p text:style-name="P15">Installation</text:p>
      <text:p text:style-name="P16">Get package: composer require laravel/ui --dev</text:p>
      <text:p text:style-name="P16">Run the artisan command: php artisan ui vue</text:p>
      <text:p text:style-name="P16">Install needed dependencies: npm install &amp; npm run dev</text:p>
      <text:p text:style-name="P16">Don't forget to run migrations before usage!</text:p>
      <text:p text:style-name="P16"/>
      <text:p text:style-name="P16">Allow visiting a website only if the user is registrated: @34 #authentication #permission</text:p>
      <text:p text:style-name="P16"/>
      <text:p text:style-name="P16">Access the actually registrated user: @34 #authentication #currentuser #login</text:p>
      <text:p text:style-name="P16">Show content only if user is logged in: @34 #authentication #currentuser #login #content</text:p>
      <text:p text:style-name="P16">Show content only to not logged in users: @34 #authentication #currentuser #login #content</text:p>
      <text:p text:style-name="P16"/>
      <text:h text:style-name="P8" text:outline-level="2">35 – The password reset flow</text:h>
      <text:p text:style-name="P16">Standard flow: </text:p>
      <text:list xml:id="list6999638668729633454" text:style-name="L1">
        <text:list-item>
          <text:p text:style-name="P17">Click “forgot password”</text:p>
        </text:list-item>
        <text:list-item>
          <text:p text:style-name="P17">Fill out form with e-mail adress</text:p>
        </text:list-item>
        <text:list-item>
          <text:p text:style-name="P17">Prepare a unique token and associate it with the user's account</text:p>
        </text:list-item>
        <text:list-item>
          <text:p text:style-name="P17">Send an email with a unique link back to our site that confirms email ownership</text:p>
        </text:list-item>
        <text:list-item>
          <text:p text:style-name="P17">Link back to website, confirm the token, and set a new password</text:p>
        </text:list-item>
      </text:list>
      <text:p text:style-name="P16"/>
      <text:p text:style-name="P16"/>
      <text:p text:style-name="P16"><text:soft-page-break/>For testing: </text:p>
      <text:p text:style-name="P16">Set mail driver to log in .env</text:p>
      <text:p text:style-name="P5"><text:span text:style-name="T9">Set sender email address → </text:span><text:span text:style-name="T11">MAIL_FROM_ADDRESS</text:span><text:span text:style-name="T20">="</text:span><text:a xlink:type="simple" xlink:href="mailto:test@test.com" text:style-name="Internet_20_link" text:visited-style-name="Visited_20_Internet_20_Link"><text:span text:style-name="T16">test@test.com</text:span></text:a><text:span text:style-name="T20">"</text:span></text:p>
      <text:p text:style-name="P16">After setting up the email settings, all other necessary steps are being managed by laravel!</text:p>
      <text:p text:style-name="P16"/>
      <text:h text:style-name="P7" text:outline-level="1">Section 9 – Core concepts</text:h>
      <text:h text:style-name="P8" text:outline-level="2"><text:span text:style-name="T21"><text:s/>36 – Collections</text:span></text:h>
      <text:p text:style-name="P21"><text:span text:style-name="T2">Example – Article</text:span></text:p>
      <text:p text:style-name="P19"><text:span text:style-name="T2">First article: Article::first() // Returns an instance of the first Article</text:span></text:p>
      <text:p text:style-name="P19"><text:span text:style-name="T2">All articles: Article::all() // Returns a collection of articles</text:span></text:p>
      <text:p text:style-name="P19"><text:span text:style-name="T2">// Accessing a relative the return value will be a collection of it has many or belomngs to many relatives</text:span></text:p>
      <text:p text:style-name="P19"><text:span text:style-name="T2"/></text:p>
      <text:p text:style-name="P21"><text:span text:style-name="T2">Collection operations</text:span></text:p>
      <text:p text:style-name="P21"><text:span text:style-name="T2">Basic:</text:span></text:p>
      <text:p text:style-name="P19"><text:span text:style-name="T2">First from collection: first()</text:span></text:p>
      <text:p text:style-name="P19"><text:span text:style-name="T2">Last from collection: last()</text:span></text:p>
      <text:p text:style-name="P16">Create a collection from array: collect([“one”, “two”, “three”])</text:p>
      <text:p text:style-name="P16">Unwrap nested arrays in a collection:</text:p>
      <text:p text:style-name="P16"><text:span text:style-name="T2">collect(['one', 'two', ['three', 'four']])-&gt;flatten() <text:s/>results in a collection like ['one', 'two', 'three', 'four']</text:span></text:p>
      <text:p text:style-name="P23"><text:span text:style-name="T2">Filter:</text:span></text:p>
      <text:p text:style-name="P19"><text:span text:style-name="T2">Filter </text:span><text:span text:style-name="T5">one</text:span><text:span text:style-name="T2"> from collection: where(</text:span><text:span text:style-name="T1">attrName, attrValue</text:span><text:span text:style-name="T2">)</text:span><text:span text:style-name="T1"> // Similar to building a query</text:span></text:p>
      <text:p text:style-name="P16">More complicated filters <text:span text:style-name="T6">(for one)</text:span>: $tags-&gt;first(function ($tag) {return strlen($tag-&gt;name) &gt; 5});</text:p>
      <text:p text:style-name="P16">// Upper example represents a filter <text:span text:style-name="T6">(for one)</text:span> over a callback</text:p>
      <text:p text:style-name="P16">Filter many: col-&gt;filter(function ($item){return $item &gt;=5;}) // Same as one, but over filter call</text:p>
      <text:p text:style-name="P16"><text:s text:c="2"/>As filter returns <text:s/>collection, the operations are chainable</text:p>
      <text:p text:style-name="P18">Map:</text:p>
      <text:p text:style-name="P16">col-&gt;map(function ($item){return $item*3;}); // Also chainable </text:p>
      <text:p text:style-name="P18">Loading relatives:</text:p>
      <text:p text:style-name="P16">Article::with(“tags”)-&gt;get() // Acts like all and contains tags <text:s/></text:p>
      <text:p text:style-name="P16">Get only the name of all tags belonging to the articles:</text:p>
      <text:p text:style-name="P16"><text:soft-page-break/>Article::with(“tags”)-&gt;get()-&gt;pluck(“tags”)-&gt;flatten()-&gt;pluck(“name”)-&gt;unique();</text:p>
      <text:p text:style-name="P16">Pluck short form for chains:</text:p>
      <text:p text:style-name="P16">$articles-&gt;pluck(“tags.*.name”) // Will return a collection of the names of the tags belonging to the articles. Often requires to flatten them after that</text:p>
      <text:p text:style-name="P16"/>
      <text:p text:style-name="P16"/>
      <text:p text:style-name="P16"/>
      <text:p text:style-name="P16"/>
      <text:h text:style-name="P7" text:outline-level="1">Section 10 – Mail</text:h>
      <text:h text:style-name="P8" text:outline-level="2"><text:s/>42 – Send raw mail</text:h>
      <text:p text:style-name="P20"><text:span text:style-name="T3">Sending a raw email: @42 #raw #mail #email</text:span></text:p>
      <text:p text:style-name="P10"><text:span text:style-name="T4">Mail::</text:span><text:span text:style-name="T13">raw</text:span><text:span text:style-name="T4">(</text:span><text:span text:style-name="T18">'bla'</text:span><text:span text:style-name="T13">, function</text:span><text:span text:style-name="T4">(</text:span><text:span text:style-name="T23">$message</text:span><text:span text:style-name="T4">){</text:span></text:p>
      <text:p text:style-name="P13"><text:span text:style-name="T22"><text:s text:c="3"/></text:span><text:span text:style-name="T24">$message</text:span><text:span text:style-name="T25">-&gt;</text:span><text:span text:style-name="T26">to</text:span><text:span text:style-name="T25">(request(</text:span><text:span text:style-name="T17">'email'</text:span><text:span text:style-name="T25">))</text:span></text:p>
      <text:p text:style-name="P13"><text:span text:style-name="T22"><text:s text:c="7"/></text:span><text:span text:style-name="T25">-&gt;</text:span><text:span text:style-name="T26">subject</text:span><text:span text:style-name="T25">(</text:span><text:span text:style-name="T17">'Content'</text:span><text:span text:style-name="T25">)</text:span><text:span text:style-name="T12">;</text:span></text:p>
      <text:p text:style-name="P12"><text:span text:style-name="T22">})</text:span><text:span text:style-name="T14">;</text:span></text:p>
      <text:p text:style-name="P20"><text:span text:style-name="T3"/></text:p>
      <text:p text:style-name="P20"><text:span text:style-name="T3">Define default email sender address:</text:span></text:p>
      <text:p text:style-name="P20"><text:span text:style-name="T3">In .env → MAIL_FROM_ADDRESS=adminlexample.com</text:span></text:p>
      <text:p text:style-name="P20"><text:span text:style-name="T3"/></text:p>
      <text:p text:style-name="P20"><text:span text:style-name="T3">Flash message: // An extra message for the redirected view, for example after sending an email</text:span></text:p>
      <text:p text:style-name="P20"><text:a xlink:type="simple" xlink:href="mailto://@42" text:style-name="Internet_20_link" text:visited-style-name="Visited_20_Internet_20_Link"><text:span text:style-name="T3">//@42</text:span></text:a><text:span text:style-name="T3"> #flashmessage</text:span></text:p>
      <text:p text:style-name="P10"><text:span text:style-name="T13">return </text:span><text:span text:style-name="T4">redirect(</text:span><text:span text:style-name="T18">'/contact'</text:span><text:span text:style-name="T4">)-&gt;</text:span><text:span text:style-name="T27">with</text:span><text:span text:style-name="T4">(</text:span><text:span text:style-name="T18">'message'</text:span><text:span text:style-name="T13">, </text:span><text:span text:style-name="T18">'Email sent!'</text:span><text:span text:style-name="T4">)</text:span><text:span text:style-name="T13">; </text:span><text:span text:style-name="T29">//@42 #flashmessage</text:span></text:p>
      <text:p text:style-name="P20"><text:span text:style-name="T3"/></text:p>
      <text:h text:style-name="P9" text:outline-level="2"><text:span text:style-name="T3"><text:s/>43 – Send HTML Email using Mailable Classes</text:span></text:h>
      <text:p text:style-name="P5"><text:span text:style-name="T9">Create MailableClass: php artisan make::mail ContactMe</text:span></text:p>
      <text:p text:style-name="P5"><text:span text:style-name="T9">Send a mail by mailable class: </text:span><text:a xlink:type="simple" xlink:href="mailto://@43" text:style-name="Internet_20_link" text:visited-style-name="Visited_20_Internet_20_Link"><text:span text:style-name="T9">//@43</text:span></text:a><text:span text:style-name="T9"> #mail #email #mailableclass</text:span></text:p>
      <text:p text:style-name="P11"><text:span text:style-name="T10">Mail::</text:span><text:span text:style-name="T15">to</text:span><text:span text:style-name="T10">(request(</text:span><text:span text:style-name="T19">'email'</text:span><text:span text:style-name="T10">))-&gt;</text:span><text:span text:style-name="T28">send</text:span><text:span text:style-name="T10">(</text:span><text:span text:style-name="T15">new </text:span><text:span text:style-name="T10">ContactMe())</text:span><text:span text:style-name="T15">;</text:span></text:p>
      <text:p text:style-name="P5"><text:span text:style-name="T9">Passing data to the mail: // @43 #mail #email #data</text:span></text:p>
      <text:p text:style-name="P5"><text:span text:style-name="T9">Declare public properties in MailableClass. Those will be always accessable in the view.</text:span></text:p>
      <text:p text:style-name="P5"><text:span text:style-name="T9">Make sure to pass data to the construct to init the properties.</text:span></text:p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6T22:18:05.597726137</meta:creation-date>
    <meta:generator>OpenOffice/4.1.7$Unix OpenOffice.org_project/417m1$Build-9800</meta:generator>
    <dc:date>2020-07-23T08:11:26</dc:date>
    <meta:editing-duration>P3DT6H22M8S</meta:editing-duration>
    <meta:editing-cycles>42</meta:editing-cycles>
    <meta:document-statistic meta:table-count="0" meta:image-count="0" meta:object-count="0" meta:page-count="5" meta:paragraph-count="121" meta:word-count="828" meta:character-count="5849"/>
  </office:meta>
</office:document-meta>
</file>